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5c4" officeooo:paragraph-rsid="001125c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25c4" officeooo:paragraph-rsid="001125c4" style:font-weight-asian="bold" style:font-weight-complex="bold"/>
    </style:style>
    <style:style style:name="P3" style:family="paragraph" style:parent-style-name="Standard">
      <style:text-properties officeooo:rsid="001125c4" officeooo:paragraph-rsid="001125c4"/>
    </style:style>
    <style:style style:name="P4" style:family="paragraph" style:parent-style-name="Standard">
      <style:text-properties officeooo:rsid="001125c4" officeooo:paragraph-rsid="002634b3"/>
    </style:style>
    <style:style style:name="T1" style:family="text">
      <style:text-properties officeooo:rsid="0013b7e8"/>
    </style:style>
    <style:style style:name="T2" style:family="text">
      <style:text-properties officeooo:rsid="00140a30"/>
    </style:style>
    <style:style style:name="T3" style:family="text">
      <style:text-properties officeooo:rsid="00147912"/>
    </style:style>
    <style:style style:name="T4" style:family="text">
      <style:text-properties officeooo:rsid="00160efa"/>
    </style:style>
    <style:style style:name="T5" style:family="text">
      <style:text-properties officeooo:rsid="001630f8"/>
    </style:style>
    <style:style style:name="T6" style:family="text">
      <style:text-properties officeooo:rsid="00175d31"/>
    </style:style>
    <style:style style:name="T7" style:family="text">
      <style:text-properties officeooo:rsid="0017bb79"/>
    </style:style>
    <style:style style:name="T8" style:family="text">
      <style:text-properties officeooo:rsid="0018f202"/>
    </style:style>
    <style:style style:name="T9" style:family="text">
      <style:text-properties officeooo:rsid="001a025e"/>
    </style:style>
    <style:style style:name="T10" style:family="text">
      <style:text-properties officeooo:rsid="001beb77"/>
    </style:style>
    <style:style style:name="T11" style:family="text">
      <style:text-properties officeooo:rsid="001ec114"/>
    </style:style>
    <style:style style:name="T12" style:family="text">
      <style:text-properties officeooo:rsid="001f84ce"/>
    </style:style>
    <style:style style:name="T13" style:family="text">
      <style:text-properties officeooo:rsid="001faa7c"/>
    </style:style>
    <style:style style:name="T14" style:family="text">
      <style:text-properties officeooo:rsid="00204870"/>
    </style:style>
    <style:style style:name="T15" style:family="text">
      <style:text-properties officeooo:rsid="00221d7a"/>
    </style:style>
    <style:style style:name="T16" style:family="text">
      <style:text-properties officeooo:rsid="002310eb"/>
    </style:style>
    <style:style style:name="T17" style:family="text">
      <style:text-properties officeooo:rsid="00263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itudes que <text:span text:style-name="T15">podem </text:span>melhora<text:span text:style-name="T15">r</text:span> nossa vida</text:p>
      <text:p text:style-name="P1"/>
      <text:p text:style-name="P1"/>
      <text:p text:style-name="P1">- <text:span text:style-name="T16">Procure viver no aqui e no agora. Nem no passado nem no futuro.</text:span></text:p>
      <text:p text:style-name="P1">- <text:span text:style-name="T1">Adote um desafio de vez em quando. Desafie-se a executar uma atividade que é difícil para você ou que nunca conseguiu fazer.</text:span></text:p>
      <text:p text:style-name="P1">- <text:span text:style-name="T2">Evite alimentos industrializados para que seu corpo seja mais resistente às enfermidades além disso seja moderado em sua alimentação</text:span></text:p>
      <text:p text:style-name="P1">- <text:span text:style-name="T2">Durma bem e durante a noite para recuperar suas energias e para que a glândula pineal fortaleça seu sistema imunológico (ela somente trabalha no escuro)</text:span></text:p>
      <text:p text:style-name="P1">- <text:span text:style-name="T3">Procure viver para ser útil, para ajudar a si e aos outros. Isso torna sua vida mais importante e ajuda a ser feliz.</text:span></text:p>
      <text:p text:style-name="P1">- <text:span text:style-name="T3">Tenha um forte empenho em aprender a praticar tudo que faz em sua profissão, para que seja mais útil e também reconhecido no que faz</text:span></text:p>
      <text:p text:style-name="P1">- <text:span text:style-name="T3">Evite a pressa, o estresse e a ansiedade e empenhe-se em viver em paz</text:span></text:p>
      <text:p text:style-name="P1">- <text:span text:style-name="T3">Aprenda a pensar fora da caixa, a perceber e entender as coisas de uma forma mais abrangente, de outros pontos de vista</text:span></text:p>
      <text:p text:style-name="P1">- <text:span text:style-name="T3">Empenhe-se em aprimorar sua inteligência, sua memória, sua criatividade e seu espírito de inovação e sua organização pessoal (o organizado não procura, ele sabe onde está)</text:span></text:p>
      <text:p text:style-name="P1">- <text:span text:style-name="T4">Empenhe-se em ser gentil, generoso e agradecido a todos: me desculpe, com licença, eu te amo…</text:span></text:p>
      <text:p text:style-name="P1">- <text:span text:style-name="T5">Ler é a forma mais rápida e eficiente de aprender algo novo. Vídeos ajudam, mas livros abordam de forma mais detalhada e profunda. Estude, se informe para ampliar seus conhecimentos e valorizar mais a si como pessoa</text:span></text:p>
      <text:p text:style-name="P1">- <text:span text:style-name="T6">Seja capaz de perdoar pois isso é importante para quem você perdoa e também para você. Lembre que ninguém é perfeito e mesmo que você fosse e o outro não fosse, então seria prudente e generoso perdoar.</text:span></text:p>
      <text:p text:style-name="P1">- <text:span text:style-name="T7">Confie muito em si mesmo e também nas pessoas ao seu redor. Isso o deixa menos ansioso e estressado, além de contribuir para os relacionamentos</text:span></text:p>
      <text:p text:style-name="P1">- <text:span text:style-name="T8">Doe livros, brinquedos e outros objetos que já não mais usa para pessoas que precisam ou para instituições filantrópicas</text:span></text:p>
      <text:p text:style-name="P1">- <text:span text:style-name="T9">Compartilhe seu amor, seu tempo e sua atenção verdadeira com quem precisam</text:span></text:p>
      <text:p text:style-name="P1">- <text:span text:style-name="T10">Caso sinta necessidade tire um tempo para descansar, para não fazer nada ou simplesmente para restaurar suas energias</text:span></text:p>
      <text:p text:style-name="P1">- <text:span text:style-name="T10">Reveja seus conceitos, suas crenças e jogue fora tudo que não seja útil, que te atrapalhe</text:span></text:p>
      <text:p text:style-name="P1">- <text:span text:style-name="T11">Procure entender por que você nasceu. Pergunte a Deus porque Ele quis que você viesse para a Terra. Converse com ele de forma bem informal e amorosa. Confie em Deus que o(a) ama intensamente.</text:span></text:p>
      <text:p text:style-name="P1">- <text:span text:style-name="T12">Procure sempre que puder fugir da rotina. Não torne sua vida mecânica e cheia de hábitos escravizantes. Procure executar tarefas de forma diferente, sempre procurando otimizar, melhorar, simplificar e assim evoluir.</text:span></text:p>
      <text:p text:style-name="P1">- <text:span text:style-name="T13">Quando conversando com alguém procure dar intensa atenção, escutando bem o que ela fala e mais ainda o que ela quer dizer com o que fala. Evite interromper e fale somente após ela falar e fale somente se considerar que seja necessário, caso não seja apenas escute e fique calado.</text:span></text:p>
      <text:p text:style-name="P1">- <text:span text:style-name="T14">Todos têm 24 horas no dia então defina suas prioridades em ordem e comece executando a mais importante para você, depois a segunda e assim por diante. Caso não consiga executar tudo mas assim executou as mais importantes.</text:span></text:p>
      <text:p text:style-name="P1">- <text:span text:style-name="T14">Lembre: cabe a você decidir o que é mais importante para a tua vida e não para mais ninguém, a você. Para isso pergunte a seu coração, a sua intuição, ao Espírito Santo.</text:span></text:p>
      <text:p text:style-name="P4"><text:soft-page-break/>- <text:span text:style-name="T17">Não fuja nem se desespere com problemas. Não procure culpados. Encare-o e estude a melhor forma de resolver. </text:span></text:p>
      <text:p text:style-name="P1">- <text:span text:style-name="T17">Seja autêntico, sincero, verdadeiro e confiável</text:span></text:p>
      <text:p text:style-name="P1">- <text:span text:style-name="T17">Não tenha medo de cometer erros, se precisar arrisque-se para evoluir</text:span></text:p>
      <text:p text:style-name="P1">- <text:span text:style-name="T17">Ao invés de competir foque em colaborar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3:37:01.437604957</meta:creation-date>
    <dc:date>2018-08-01T14:43:18.384763518</dc:date>
    <meta:editing-duration>PT49M3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629" meta:character-count="3559" meta:non-whitespace-character-count="2956"/>
  </office:meta>
</office:document-meta>
</file>